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-color="#ffff99" draw:textarea-horizontal-align="left" draw:textarea-vertical-align="top"/>
    </style:style>
    <style:style style:name="gr3" style:family="graphic" style:parent-style-name="standard">
      <style:graphic-properties draw:fill="solid" draw:fill-color="#ffd320" draw:textarea-horizontal-align="center" draw:textarea-vertical-align="middle"/>
    </style:style>
    <style:style style:name="gr4" style:family="graphic" style:parent-style-name="standard">
      <style:graphic-properties draw:fill-color="#ffff66" draw:textarea-horizontal-align="center" draw:textarea-vertical-align="middle"/>
    </style:style>
    <style:style style:name="gr5" style:family="graphic" style:parent-style-name="standard">
      <style:graphic-properties draw:fill-color="#ffd320" draw:textarea-horizontal-align="center" draw:textarea-vertical-align="middle"/>
    </style:style>
    <style:style style:name="gr6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9.7cm" svg:y1="17.014cm" svg:x2="8.09cm" svg:y2="15.7cm" draw:start-shape="id1" draw:start-glue-point="3" draw:end-shape="id2" draw:end-glue-point="2" svg:d="m9700 17014c-1074 0-1610-438-1610-1314">
          <text:p/>
        </draw:connector>
        <draw:rect draw:style-name="gr2" draw:text-style-name="P3" xml:id="id12" draw:id="id12" draw:layer="layout" svg:width="5.271cm" svg:height="6.1cm" svg:x="1cm" svg:y="7.4cm">
          <text:p text:style-name="P2"><text:span text:style-name="T1">user_id</text:span></text:p>
          <text:p text:style-name="P2"><text:span text:style-name="T1">name</text:span></text:p>
          <text:p text:style-name="P2"><text:span text:style-name="T1">email</text:span></text:p>
          <text:p text:style-name="P2"><text:span text:style-name="T1">password</text:span></text:p>
          <text:p text:style-name="P2"><text:span text:style-name="T1">organization</text:span></text:p>
          <text:p text:style-name="P2"><text:span text:style-name="T1">position</text:span></text:p>
          <text:p text:style-name="P2"><text:span text:style-name="T1">phone</text:span></text:p>
          <text:p text:style-name="P2"><text:span text:style-name="T1">agreement_id</text:span></text:p>
          <text:p text:style-name="P2"><text:span text:style-name="T1">agreement_date</text:span></text:p>
          <text:p text:style-name="P2"><text:span text:style-name="T1">selected_task_group_id</text:span></text:p>
          <text:p text:style-name="P2"><text:span text:style-name="T1">selected_test_panel_id</text:span></text:p>
          <text:p text:style-name="P2"><text:span text:style-name="T1">selected_software_id</text:span></text:p>
          <text:p text:style-name="P2"><text:span text:style-name="T1">selected_test_panel_case_id</text:span></text:p>
          <text:p text:style-name="P2"><text:span text:style-name="T1">selected_test_case_id</text:span></text:p>
          <text:p text:style-name="P2"><text:span text:style-name="T1">selected_software_compare_id</text:span></text:p>
          <text:p text:style-name="P2"><text:span text:style-name="T1"/></text:p>
        </draw:rect>
        <draw:rect draw:style-name="gr3" draw:text-style-name="P4" xml:id="id4" draw:id="id4" draw:layer="layout" svg:width="5.271cm" svg:height="0.61cm" svg:x="1cm" svg:y="6.8cm">
          <text:p text:style-name="P1"><text:span text:style-name="T2">User</text:span></text:p>
        </draw:rect>
        <draw:rect draw:style-name="gr2" draw:text-style-name="P3" xml:id="id8" draw:id="id8" draw:layer="layout" svg:width="4.1cm" svg:height="2cm" svg:x="7.34cm" svg:y="1.6cm">
          <text:p text:style-name="P2"><text:span text:style-name="T1">task_group_id</text:span></text:p>
          <text:p text:style-name="P2"><text:span text:style-name="T1">label</text:span></text:p>
          <text:p text:style-name="P2"><text:span text:style-name="T1">primary_software_id</text:span></text:p>
          <text:p text:style-name="P2"><text:span text:style-name="T1"/></text:p>
          <text:p text:style-name="P2"><text:span text:style-name="T1"/></text:p>
        </draw:rect>
        <draw:rect draw:style-name="gr3" draw:text-style-name="P4" xml:id="id6" draw:id="id6" draw:layer="layout" svg:width="4.1cm" svg:height="0.61cm" svg:x="7.34cm" svg:y="1cm">
          <text:p text:style-name="P1"><text:span text:style-name="T2">Task Group</text:span></text:p>
        </draw:rect>
        <draw:rect draw:style-name="gr2" draw:text-style-name="P3" draw:layer="layout" svg:width="2.8cm" svg:height="1.854cm" svg:x="2.2cm" svg:y="1.6cm">
          <text:p text:style-name="P2"><text:span text:style-name="T1">expert_id</text:span></text:p>
          <text:p text:style-name="P2"><text:span text:style-name="T1">user_id</text:span></text:p>
          <text:p text:style-name="P2"><text:span text:style-name="T1">task_group_id</text:span></text:p>
          <text:p text:style-name="P2"><text:span text:style-name="T1">role_status</text:span></text:p>
        </draw:rect>
        <draw:rect draw:style-name="gr3" draw:text-style-name="P4" draw:layer="layout" svg:width="2.8cm" svg:height="0.61cm" svg:x="2.2cm" svg:y="1cm">
          <text:p text:style-name="P1"><text:span text:style-name="T2">Expert</text:span></text:p>
        </draw:rect>
        <draw:rect draw:style-name="gr2" draw:text-style-name="P3" draw:layer="layout" svg:width="2.5cm" svg:height="2.182cm" svg:x="16cm" svg:y="2.318cm">
          <text:p text:style-name="P2"><text:span text:style-name="T1">service_type</text:span></text:p>
          <text:p text:style-name="P2"><text:span text:style-name="T1">label</text:span></text:p>
          <text:p text:style-name="P2"><text:span text:style-name="T1"><text:s/></text:span><text:span text:style-name="T1">- web1</text:span></text:p>
          <text:p text:style-name="P2"><text:span text:style-name="T1"><text:s/></text:span><text:span text:style-name="T1">- tch</text:span></text:p>
          <text:p text:style-name="P2"><text:span text:style-name="T1"><text:s/></text:span><text:span text:style-name="T1">- swp</text:span></text:p>
        </draw:rect>
        <draw:rect draw:style-name="gr4" draw:text-style-name="P5" draw:layer="layout" svg:width="2.5cm" svg:height="0.5cm" svg:x="16cm" svg:y="1.818cm">
          <text:p text:style-name="P1"><text:span text:style-name="T3">Service</text:span></text:p>
        </draw:rect>
        <draw:rect draw:style-name="gr2" draw:text-style-name="P3" xml:id="id10" draw:id="id10" draw:layer="layout" svg:width="3.1cm" svg:height="2.4cm" svg:x="12.6cm" svg:y="1.6cm">
          <text:p text:style-name="P2"><text:span text:style-name="T1">software_id</text:span></text:p>
          <text:p text:style-name="P2"><text:span text:style-name="T1">label</text:span></text:p>
          <text:p text:style-name="P2"><text:span text:style-name="T1">service_url</text:span></text:p>
          <text:p text:style-name="P2"><text:span text:style-name="T1">service_type</text:span></text:p>
          <text:p text:style-name="P2"><text:span text:style-name="T1">schedule_name</text:span></text:p>
        </draw:rect>
        <draw:rect draw:style-name="gr3" draw:text-style-name="P4" xml:id="id14" draw:id="id14" draw:layer="layout" svg:width="3.1cm" svg:height="0.61cm" svg:x="12.6cm" svg:y="1cm">
          <text:p text:style-name="P1"><text:span text:style-name="T2">Software</text:span></text:p>
        </draw:rect>
        <draw:rect draw:style-name="gr2" draw:text-style-name="P3" xml:id="id21" draw:id="id21" draw:layer="layout" svg:width="3.26cm" svg:height="1.4cm" svg:x="8.44cm" svg:y="4.3cm">
          <text:p text:style-name="P2"><text:span text:style-name="T1">test_panel_id</text:span></text:p>
          <text:p text:style-name="P2"><text:span text:style-name="T1">task_group_id</text:span></text:p>
          <text:p text:style-name="P2"><text:span text:style-name="T1">label</text:span></text:p>
          <text:p text:style-name="P2"><text:span text:style-name="T1"/></text:p>
        </draw:rect>
        <draw:rect draw:style-name="gr3" draw:text-style-name="P4" xml:id="id41" draw:id="id41" draw:layer="layout" svg:width="3.26cm" svg:height="0.61cm" svg:x="8.44cm" svg:y="3.7cm">
          <text:p text:style-name="P1"><text:span text:style-name="T2">Test Panel</text:span></text:p>
        </draw:rect>
        <draw:rect draw:style-name="gr2" draw:text-style-name="P3" xml:id="id25" draw:id="id25" draw:layer="layout" svg:width="2.65cm" svg:height="3.387cm" svg:x="17.05cm" svg:y="9.7cm">
          <text:p text:style-name="P2"><text:span text:style-name="T1">test_case_id</text:span></text:p>
          <text:p text:style-name="P2"><text:span text:style-name="T1">label</text:span></text:p>
          <text:p text:style-name="P2"><text:span text:style-name="T1">description</text:span></text:p>
          <text:p text:style-name="P2"><text:span text:style-name="T1">eval_date</text:span></text:p>
          <text:p text:style-name="P2"><text:span text:style-name="T1">patient_first</text:span></text:p>
          <text:p text:style-name="P2"><text:span text:style-name="T1">patient_last</text:span></text:p>
          <text:p text:style-name="P2"><text:span text:style-name="T1">patient_sex</text:span></text:p>
          <text:p text:style-name="P2"><text:span text:style-name="T1">patient_dob</text:span></text:p>
          <text:p text:style-name="P2"><text:span text:style-name="T1"/></text:p>
        </draw:rect>
        <draw:rect draw:style-name="gr3" draw:text-style-name="P4" xml:id="id23" draw:id="id23" draw:layer="layout" svg:width="2.65cm" svg:height="0.61cm" svg:x="17.05cm" svg:y="9.1cm">
          <text:p text:style-name="P1"><text:span text:style-name="T2">Test Case</text:span></text:p>
        </draw:rect>
        <draw:rect draw:style-name="gr2" draw:text-style-name="P3" draw:layer="layout" svg:width="2.46cm" svg:height="2.918cm" svg:x="14.04cm" svg:y="10.082cm">
          <text:p text:style-name="P2"><text:span text:style-name="T1">result_status</text:span></text:p>
          <text:p text:style-name="P2"><text:span text:style-name="T1">label</text:span></text:p>
          <text:p text:style-name="P2"><text:span text:style-name="T1"><text:s/></text:span><text:span text:style-name="T1">- pass</text:span></text:p>
          <text:p text:style-name="P2"><text:span text:style-name="T1"><text:s/></text:span><text:span text:style-name="T1">- accept</text:span></text:p>
          <text:p text:style-name="P2"><text:span text:style-name="T1"><text:s/></text:span><text:span text:style-name="T1">- fail</text:span></text:p>
          <text:p text:style-name="P2"><text:span text:style-name="T1"><text:s/></text:span><text:span text:style-name="T1">- research</text:span></text:p>
          <text:p text:style-name="P2"><text:span text:style-name="T1"><text:s/></text:span><text:span text:style-name="T1">- fixed</text:span></text:p>
        </draw:rect>
        <draw:rect draw:style-name="gr4" draw:text-style-name="P4" draw:layer="layout" svg:width="2.46cm" svg:height="0.5cm" svg:x="14.04cm" svg:y="9.582cm">
          <text:p text:style-name="P1"><text:span text:style-name="T2">Result</text:span></text:p>
        </draw:rect>
        <draw:rect draw:style-name="gr2" draw:text-style-name="P3" draw:layer="layout" svg:width="2.657cm" svg:height="2.186cm" svg:x="11cm" svg:y="10.5cm">
          <text:p text:style-name="P2"><text:span text:style-name="T1">include_status</text:span></text:p>
          <text:p text:style-name="P2"><text:span text:style-name="T1">label</text:span></text:p>
          <text:p text:style-name="P2"><text:span text:style-name="T1"><text:s/></text:span><text:span text:style-name="T1">- proposed</text:span></text:p>
          <text:p text:style-name="P2"><text:span text:style-name="T1"><text:s/></text:span><text:span text:style-name="T1">- included</text:span></text:p>
          <text:p text:style-name="P2"><text:span text:style-name="T1"><text:s/></text:span><text:span text:style-name="T1">- exluded</text:span></text:p>
        </draw:rect>
        <draw:rect draw:style-name="gr4" draw:text-style-name="P4" draw:layer="layout" svg:width="2.657cm" svg:height="0.5cm" svg:x="11cm" svg:y="10cm">
          <text:p text:style-name="P1"><text:span text:style-name="T2">Include</text:span></text:p>
        </draw:rect>
        <draw:rect draw:style-name="gr2" draw:text-style-name="P3" draw:layer="layout" svg:width="3.6cm" svg:height="5.4cm" svg:x="22.54cm" svg:y="11.7cm">
          <text:p text:style-name="P2"><text:span text:style-name="T1">forecast_actual_id</text:span></text:p>
          <text:p text:style-name="P2"><text:span text:style-name="T1">software_id</text:span></text:p>
          <text:p text:style-name="P2"><text:span text:style-name="T1">schedule_name</text:span></text:p>
          <text:p text:style-name="P2"><text:span text:style-name="T1">run_date</text:span></text:p>
          <text:p text:style-name="P2"><text:span text:style-name="T1">log_text</text:span></text:p>
          <text:p text:style-name="P2"><text:span text:style-name="T1">test_case_id</text:span></text:p>
          <text:p text:style-name="P2"><text:span text:style-name="T1">forecast_item_id</text:span></text:p>
          <text:p text:style-name="P2"><text:span text:style-name="T1">dose_number</text:span></text:p>
          <text:p text:style-name="P2"><text:span text:style-name="T1">valid_date</text:span></text:p>
          <text:p text:style-name="P2"><text:span text:style-name="T1">due_date</text:span></text:p>
          <text:p text:style-name="P2"><text:span text:style-name="T1">overdue_date</text:span></text:p>
          <text:p text:style-name="P2"><text:span text:style-name="T1">finished_date</text:span></text:p>
          <text:p text:style-name="P2"><text:span text:style-name="T1">vaccine_cvx</text:span></text:p>
        </draw:rect>
        <draw:rect draw:style-name="gr3" draw:text-style-name="P4" xml:id="id43" draw:id="id43" draw:layer="layout" svg:width="3.6cm" svg:height="0.61cm" svg:x="22.54cm" svg:y="11.1cm">
          <text:p text:style-name="P1"><text:span text:style-name="T2">Forecast Actual</text:span></text:p>
        </draw:rect>
        <draw:rect draw:style-name="gr2" draw:text-style-name="P3" draw:layer="layout" svg:width="4.06cm" svg:height="1.163cm" svg:x="20.436cm" svg:y="18.337cm">
          <text:p text:style-name="P2"><text:span text:style-name="T1">forecast_item_id</text:span></text:p>
          <text:p text:style-name="P2"><text:span text:style-name="T1">label</text:span></text:p>
          <text:p text:style-name="P2"><text:span text:style-name="T1"/></text:p>
        </draw:rect>
        <draw:rect draw:style-name="gr3" draw:text-style-name="P4" xml:id="id16" draw:id="id16" draw:layer="layout" svg:width="4.064cm" svg:height="0.61cm" svg:x="20.436cm" svg:y="17.737cm">
          <text:p text:style-name="P1"><text:span text:style-name="T2">Forecast Item</text:span></text:p>
        </draw:rect>
        <draw:rect draw:style-name="gr2" draw:text-style-name="P3" draw:layer="layout" svg:width="4.4cm" svg:height="4.06cm" svg:x="15.1cm" svg:y="16.53cm">
          <text:p text:style-name="P2"><text:span text:style-name="T1">forecast_expected_id</text:span></text:p>
          <text:p text:style-name="P2"><text:span text:style-name="T1">test_case_id</text:span></text:p>
          <text:p text:style-name="P2"><text:span text:style-name="T1">author_user_id</text:span></text:p>
          <text:p text:style-name="P2"><text:span text:style-name="T1">forecast_item_id</text:span></text:p>
          <text:p text:style-name="P2"><text:span text:style-name="T1">dose_number</text:span></text:p>
          <text:p text:style-name="P2"><text:span text:style-name="T1">valid_date</text:span></text:p>
          <text:p text:style-name="P2"><text:span text:style-name="T1">due_date</text:span></text:p>
          <text:p text:style-name="P2"><text:span text:style-name="T1">overdue_date</text:span></text:p>
          <text:p text:style-name="P2"><text:span text:style-name="T1">finished_date</text:span></text:p>
          <text:p text:style-name="P2"><text:span text:style-name="T1">vaccine_cvx</text:span></text:p>
        </draw:rect>
        <draw:rect draw:style-name="gr3" draw:text-style-name="P4" xml:id="id19" draw:id="id19" draw:layer="layout" svg:width="4.4cm" svg:height="0.61cm" svg:x="15.1cm" svg:y="15.93cm">
          <text:p text:style-name="P1"><text:span text:style-name="T2">Forecast Expected</text:span></text:p>
        </draw:rect>
        <draw:rect draw:style-name="gr2" draw:text-style-name="P3" xml:id="id2" draw:id="id2" draw:layer="layout" svg:width="3.1cm" svg:height="2.4cm" svg:x="6.54cm" svg:y="13.3cm">
          <text:p text:style-name="P2"><text:span text:style-name="T1">test_note_id</text:span></text:p>
          <text:p text:style-name="P2"><text:span text:style-name="T1">test_case_id</text:span></text:p>
          <text:p text:style-name="P2"><text:span text:style-name="T1">user_id</text:span></text:p>
          <text:p text:style-name="P2"><text:span text:style-name="T1">note_text</text:span></text:p>
          <text:p text:style-name="P2"><text:span text:style-name="T1">note_date</text:span></text:p>
        </draw:rect>
        <draw:circle draw:style-name="gr5" draw:text-style-name="P1" xml:id="id3" draw:id="id3" draw:layer="layout" svg:width="0.229cm" svg:height="0.229cm" svg:x="2.14cm" svg:y="2.3cm">
          <text:p/>
        </draw:circle>
        <draw:connector draw:style-name="gr1" draw:text-style-name="P1" draw:layer="layout" draw:type="curve" svg:x1="2.14cm" svg:y1="2.414cm" svg:x2="3.635cm" svg:y2="6.8cm" draw:start-shape="id3" draw:start-glue-point="3" draw:end-shape="id4" draw:end-glue-point="0" svg:d="m2140 2414c-751 0-626 1126-65 1422s1560-238 1560 2964">
          <text:p/>
        </draw:connector>
        <draw:circle draw:style-name="gr5" draw:text-style-name="P1" xml:id="id5" draw:id="id5" draw:layer="layout" svg:width="0.229cm" svg:height="0.229cm" svg:x="4.84cm" svg:y="2.6cm">
          <text:p/>
        </draw:circle>
        <draw:connector draw:style-name="gr1" draw:text-style-name="P1" draw:layer="layout" draw:type="curve" svg:x1="5.069cm" svg:y1="2.714cm" svg:x2="7.34cm" svg:y2="1.305cm" draw:start-shape="id5" draw:start-glue-point="1" draw:end-shape="id6" svg:d="m5069 2714c1704 0 569-1409 2271-1409">
          <text:p/>
        </draw:connector>
        <draw:circle draw:style-name="gr5" draw:text-style-name="P1" xml:id="id7" draw:id="id7" draw:layer="layout" svg:width="0.229cm" svg:height="0.229cm" svg:x="8.34cm" svg:y="4.9cm">
          <text:p/>
        </draw:circle>
        <draw:connector draw:style-name="gr1" draw:text-style-name="P1" draw:layer="layout" draw:type="curve" svg:x1="8.34cm" svg:y1="5.014cm" svg:x2="7.34cm" svg:y2="2.6cm" draw:start-shape="id7" draw:start-glue-point="3" draw:end-shape="id8" draw:end-glue-point="3" svg:d="m8340 5014c-2251 0-1751-2414-1000-2414">
          <text:p/>
        </draw:connector>
        <draw:circle draw:style-name="gr5" draw:text-style-name="P1" xml:id="id9" draw:id="id9" draw:layer="layout" svg:width="0.229cm" svg:height="0.229cm" svg:x="10.94cm" svg:y="2.6cm">
          <text:p/>
        </draw:circle>
        <draw:connector draw:style-name="gr1" draw:text-style-name="P1" draw:layer="layout" draw:type="curve" svg:x1="11.169cm" svg:y1="2.714cm" svg:x2="12.6cm" svg:y2="2.8cm" draw:start-shape="id9" draw:start-glue-point="1" draw:end-shape="id10" draw:end-glue-point="3" svg:d="m11169 2714c1074 0 359 86 1431 86">
          <text:p/>
        </draw:connector>
        <draw:circle draw:style-name="gr5" draw:text-style-name="P1" xml:id="id11" draw:id="id11" draw:layer="layout" svg:width="0.229cm" svg:height="0.229cm" svg:x="6.44cm" svg:y="14.5cm">
          <text:p/>
        </draw:circle>
        <draw:connector draw:style-name="gr1" draw:text-style-name="P1" draw:layer="layout" draw:type="curve" svg:x1="6.44cm" svg:y1="14.614cm" svg:x2="3.635cm" svg:y2="13.5cm" draw:start-shape="id11" draw:start-glue-point="3" draw:end-shape="id12" draw:end-glue-point="2" svg:d="m6440 14614c-1870 0-2805-371-2805-1114">
          <text:p/>
        </draw:connector>
        <draw:circle draw:style-name="gr5" draw:text-style-name="P1" xml:id="id13" draw:id="id13" draw:layer="layout" svg:width="0.229cm" svg:height="0.229cm" svg:x="25.24cm" svg:y="12.3cm">
          <text:p/>
        </draw:circle>
        <draw:connector draw:style-name="gr1" draw:text-style-name="P1" draw:layer="layout" draw:type="curve" svg:x1="25.469cm" svg:y1="12.414cm" svg:x2="15.7cm" svg:y2="1.305cm" draw:start-shape="id13" draw:start-glue-point="1" draw:end-shape="id14" svg:d="m25469 12414c751 0 5636-11109-9769-11109">
          <text:p/>
        </draw:connector>
        <draw:rect draw:style-name="gr3" draw:text-style-name="P4" draw:layer="layout" svg:width="3.1cm" svg:height="0.61cm" svg:x="6.54cm" svg:y="12.7cm">
          <text:p text:style-name="P1"><text:span text:style-name="T2">Test Note</text:span></text:p>
        </draw:rect>
        <draw:circle draw:style-name="gr5" draw:text-style-name="P1" xml:id="id15" draw:id="id15" draw:layer="layout" svg:width="0.229cm" svg:height="0.229cm" svg:x="25.54cm" svg:y="14.2cm">
          <text:p/>
        </draw:circle>
        <draw:circle draw:style-name="gr5" draw:text-style-name="P1" xml:id="id17" draw:id="id17" draw:layer="layout" svg:width="0.229cm" svg:height="0.229cm" svg:x="18.1cm" svg:y="17.901cm">
          <text:p/>
        </draw:circle>
        <draw:connector draw:style-name="gr1" draw:text-style-name="P1" draw:layer="layout" draw:type="curve" svg:x1="25.769cm" svg:y1="14.314cm" svg:x2="24.5cm" svg:y2="18.042cm" draw:start-shape="id15" draw:start-glue-point="1" draw:end-shape="id16" draw:end-glue-point="1" svg:d="m25769 14314c751 0 1386 3728-1269 3728">
          <text:p/>
        </draw:connector>
        <draw:connector draw:style-name="gr1" draw:text-style-name="P1" draw:layer="layout" draw:type="curve" svg:x1="18.329cm" svg:y1="18.015cm" svg:x2="20.436cm" svg:y2="18.042cm" draw:start-shape="id17" draw:start-glue-point="1" draw:end-shape="id16" draw:end-glue-point="3" svg:d="m18329 18015c1581 0 528 27 2107 27">
          <text:p/>
        </draw:connector>
        <draw:rect draw:style-name="gr2" draw:text-style-name="P3" draw:layer="layout" svg:width="4.458cm" svg:height="2.263cm" svg:x="9.842cm" svg:y="15.513cm">
          <text:p text:style-name="P2"><text:span text:style-name="T1">expert_rating_id</text:span></text:p>
          <text:p text:style-name="P2"><text:span text:style-name="T1">forecast_expected_id</text:span></text:p>
          <text:p text:style-name="P2"><text:span text:style-name="T1">expert_id</text:span></text:p>
          <text:p text:style-name="P2"><text:span text:style-name="T1">test_note_id</text:span></text:p>
          <text:p text:style-name="P2"><text:span text:style-name="T1">rating_status</text:span></text:p>
          <text:p text:style-name="P2"><text:span text:style-name="T1"/></text:p>
        </draw:rect>
        <draw:rect draw:style-name="gr3" draw:text-style-name="P4" draw:layer="layout" svg:width="4.458cm" svg:height="0.61cm" svg:x="9.842cm" svg:y="14.9cm">
          <text:p text:style-name="P1"><text:span text:style-name="T2">Expert Rating</text:span></text:p>
        </draw:rect>
        <draw:rect draw:style-name="gr2" draw:text-style-name="P3" draw:layer="layout" svg:width="2.634cm" svg:height="2.17cm" svg:x="11.666cm" svg:y="18.4cm">
          <text:p text:style-name="P2"><text:span text:style-name="T1">rating_status</text:span></text:p>
          <text:p text:style-name="P2"><text:span text:style-name="T1">label</text:span></text:p>
          <text:p text:style-name="P2"><text:span text:style-name="T1"><text:s text:c="2"/></text:span><text:span text:style-name="T1">- best</text:span></text:p>
          <text:p text:style-name="P2"><text:span text:style-name="T1"><text:s text:c="2"/></text:span><text:span text:style-name="T1">- ok</text:span></text:p>
          <text:p text:style-name="P2"><text:span text:style-name="T1"><text:s text:c="2"/></text:span><text:span text:style-name="T1">- problem</text:span></text:p>
        </draw:rect>
        <draw:rect draw:style-name="gr4" draw:text-style-name="P4" draw:layer="layout" svg:width="2.634cm" svg:height="0.5cm" svg:x="11.666cm" svg:y="17.9cm">
          <text:p text:style-name="P1"><text:span text:style-name="T2">Rating</text:span></text:p>
        </draw:rect>
        <draw:circle draw:style-name="gr5" draw:text-style-name="P1" xml:id="id18" draw:id="id18" draw:layer="layout" svg:width="0.229cm" svg:height="0.229cm" svg:x="13.594cm" svg:y="16.1cm">
          <text:p/>
        </draw:circle>
        <draw:connector draw:style-name="gr1" draw:text-style-name="P1" draw:layer="layout" draw:type="curve" svg:x1="13.823cm" svg:y1="16.214cm" svg:x2="15.1cm" svg:y2="16.235cm" draw:start-shape="id18" draw:start-glue-point="1" draw:end-shape="id19" draw:end-glue-point="3" svg:d="m13823 16214c958 0 320 21 1277 21">
          <text:p/>
        </draw:connector>
        <draw:circle draw:style-name="gr5" draw:text-style-name="P1" xml:id="id1" draw:id="id1" draw:layer="layout" svg:width="0.229cm" svg:height="0.229cm" svg:x="9.7cm" svg:y="16.9cm">
          <text:p/>
        </draw:circle>
        <draw:custom-shape draw:style-name="gr6" draw:text-style-name="P6" draw:layer="layout" svg:width="1.219cm" svg:height="0.33cm" svg:x="11.74cm" svg:y="16.47cm">
          <text:p text:style-name="P1"><text:span text:style-name="T4">exp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991cm" svg:height="0.33cm" svg:x="18.009cm" svg:y="17.43cm">
          <text:p text:style-name="P1"><text:span text:style-name="T4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.491cm" svg:height="0.33cm" svg:x="24.949cm" svg:y="13.67cm">
          <text:p text:style-name="P1"><text:span text:style-name="T4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.491cm" svg:height="0.33cm" svg:x="8.94cm" svg:y="13.77cm">
          <text:p text:style-name="P1"><text:span text:style-name="T4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3" xml:id="id30" draw:id="id30" draw:layer="layout" svg:width="3.76cm" svg:height="3.016cm" svg:x="8.34cm" svg:y="6.589cm">
          <text:p text:style-name="P2"><text:span text:style-name="T1">test_panel_case_id</text:span></text:p>
          <text:p text:style-name="P2"><text:span text:style-name="T1">test_panel_id</text:span></text:p>
          <text:p text:style-name="P2"><text:span text:style-name="T1">test_case_id</text:span></text:p>
          <text:p text:style-name="P2"><text:span text:style-name="T1">category_name</text:span></text:p>
          <text:p text:style-name="P2"><text:span text:style-name="T1">include_status</text:span></text:p>
          <text:p text:style-name="P2"><text:span text:style-name="T1">result_status</text:span></text:p>
          <text:p text:style-name="P2"><text:span text:style-name="T1">test_case_number</text:span></text:p>
          <text:p text:style-name="P2"><text:span text:style-name="T1"/></text:p>
        </draw:rect>
        <draw:rect draw:style-name="gr3" draw:text-style-name="P4" draw:layer="layout" svg:width="3.76cm" svg:height="0.61cm" svg:x="8.34cm" svg:y="5.979cm">
          <text:p text:style-name="P1"><text:span text:style-name="T2">Test Panel Case</text:span></text:p>
        </draw:rect>
        <draw:circle draw:style-name="gr5" draw:text-style-name="P1" xml:id="id22" draw:id="id22" draw:layer="layout" svg:width="0.229cm" svg:height="0.229cm" svg:x="11.14cm" svg:y="7.879cm">
          <text:p/>
        </draw:circle>
        <draw:circle draw:style-name="gr5" draw:text-style-name="P1" xml:id="id20" draw:id="id20" draw:layer="layout" svg:width="0.229cm" svg:height="0.229cm" svg:x="11.141cm" svg:y="7.48cm">
          <text:p/>
        </draw:circle>
        <draw:connector draw:style-name="gr1" draw:text-style-name="P1" draw:layer="layout" draw:type="curve" svg:x1="11.37cm" svg:y1="7.594cm" svg:x2="11.7cm" svg:y2="5cm" draw:start-shape="id20" draw:start-glue-point="1" draw:end-shape="id21" svg:d="m11370 7594c1246 0 1081-2594 330-2594">
          <text:p/>
        </draw:connector>
        <draw:connector draw:style-name="gr1" draw:text-style-name="P1" draw:layer="layout" draw:type="curve" svg:x1="11.369cm" svg:y1="7.993cm" svg:x2="17.05cm" svg:y2="9.405cm" draw:start-shape="id22" draw:start-glue-point="1" draw:end-shape="id23" svg:d="m11369 7993c4261 0 1421 1412 5681 1412">
          <text:p/>
        </draw:connector>
        <draw:connector draw:style-name="gr1" draw:text-style-name="P1" draw:layer="layout" draw:type="curve" svg:x1="19.16cm" svg:y1="17.244cm" svg:x2="19.7cm" svg:y2="11.393cm" draw:start-shape="id24" draw:start-glue-point="1" draw:end-shape="id25" draw:end-glue-point="1" svg:d="m19160 17244c1561 0 1291-5851 540-5851">
          <text:p/>
        </draw:connector>
        <draw:circle draw:style-name="gr5" draw:text-style-name="P1" xml:id="id24" draw:id="id24" draw:layer="layout" svg:width="0.229cm" svg:height="0.229cm" svg:x="18.931cm" svg:y="17.13cm">
          <text:p/>
        </draw:circle>
        <draw:connector draw:style-name="gr1" draw:text-style-name="P1" draw:layer="layout" draw:type="curve" svg:x1="22.412cm" svg:y1="14.014cm" svg:x2="19.7cm" svg:y2="9.405cm" draw:start-shape="id26" draw:start-glue-point="3" draw:end-shape="id23" svg:d="m22412 14014c-2034 0-678-4609-2712-4609">
          <text:p/>
        </draw:connector>
        <draw:circle draw:style-name="gr5" draw:text-style-name="P1" xml:id="id26" draw:id="id26" draw:layer="layout" svg:width="0.229cm" svg:height="0.229cm" svg:x="22.412cm" svg:y="13.9cm">
          <text:p/>
        </draw:circle>
        <draw:rect draw:style-name="gr2" draw:text-style-name="P3" draw:layer="layout" svg:width="3cm" svg:height="1.431cm" svg:x="6.84cm" svg:y="10.8cm">
          <text:p text:style-name="P2"><text:span text:style-name="T1">agreement_id</text:span></text:p>
          <text:p text:style-name="P2"><text:span text:style-name="T1">version_date</text:span></text:p>
          <text:p text:style-name="P2"><text:span text:style-name="T1">agreement_text</text:span></text:p>
          <text:p text:style-name="P2"><text:span text:style-name="T1"/></text:p>
          <text:p text:style-name="P2"><text:span text:style-name="T1"/></text:p>
          <text:p text:style-name="P2"><text:span text:style-name="T1"/></text:p>
        </draw:rect>
        <draw:rect draw:style-name="gr3" draw:text-style-name="P4" xml:id="id28" draw:id="id28" draw:layer="layout" svg:width="3cm" svg:height="0.61cm" svg:x="6.84cm" svg:y="10.2cm">
          <text:p text:style-name="P1"><text:span text:style-name="T2">Agreement</text:span></text:p>
        </draw:rect>
        <draw:circle draw:style-name="gr5" draw:text-style-name="P1" xml:id="id27" draw:id="id27" draw:layer="layout" svg:width="0.229cm" svg:height="0.229cm" svg:x="5.454cm" svg:y="10.371cm">
          <text:p/>
        </draw:circle>
        <draw:connector draw:style-name="gr1" draw:text-style-name="P1" draw:layer="layout" draw:type="curve" svg:x1="5.683cm" svg:y1="10.485cm" svg:x2="6.84cm" svg:y2="10.505cm" draw:start-shape="id27" draw:start-glue-point="1" draw:end-shape="id28" draw:end-glue-point="3" svg:d="m5683 10485c868 0 290 20 1157 20">
          <text:p/>
        </draw:connector>
        <draw:connector draw:style-name="gr1" draw:text-style-name="P1" draw:layer="layout" draw:type="curve" svg:x1="15.1cm" svg:y1="14.714cm" svg:x2="10.22cm" svg:y2="9.605cm" draw:start-shape="id29" draw:start-glue-point="3" draw:end-shape="id30" draw:end-glue-point="2" svg:d="m15100 14714c-3254 0-4880-1703-4880-5109">
          <text:p/>
        </draw:connector>
        <draw:rect draw:style-name="gr2" draw:text-style-name="P3" draw:layer="layout" svg:width="2.46cm" svg:height="2.204cm" svg:x="3.74cm" svg:y="4.196cm">
          <text:p text:style-name="P2"><text:span text:style-name="T1">role_status</text:span></text:p>
          <text:p text:style-name="P2"><text:span text:style-name="T1">label</text:span></text:p>
          <text:p text:style-name="P2"><text:span text:style-name="T1"><text:s/></text:span><text:span text:style-name="T1">- admin</text:span></text:p>
          <text:p text:style-name="P2"><text:span text:style-name="T1"><text:s/></text:span><text:span text:style-name="T1">- expert</text:span></text:p>
          <text:p text:style-name="P2"><text:span text:style-name="T1"><text:s/></text:span><text:span text:style-name="T1">- view</text:span></text:p>
        </draw:rect>
        <draw:rect draw:style-name="gr4" draw:text-style-name="P4" draw:layer="layout" svg:width="2.46cm" svg:height="0.5cm" svg:x="3.74cm" svg:y="3.696cm">
          <text:p text:style-name="P1"><text:span text:style-name="T2">Role</text:span></text:p>
        </draw:rect>
        <draw:rect draw:style-name="gr2" draw:text-style-name="P3" draw:layer="layout" svg:width="4.5cm" svg:height="1.531cm" svg:x="15.2cm" svg:y="14.037cm">
          <text:p text:style-name="P2"><text:span text:style-name="T1">test_panel_expected_id</text:span></text:p>
          <text:p text:style-name="P2"><text:span text:style-name="T1">test_panel_case_id</text:span></text:p>
          <text:p text:style-name="P2"><text:span text:style-name="T1">forecast_expected_id</text:span></text:p>
          <text:p text:style-name="P2"><text:span text:style-name="T1"/></text:p>
        </draw:rect>
        <draw:rect draw:style-name="gr3" draw:text-style-name="P4" draw:layer="layout" svg:width="4.5cm" svg:height="0.61cm" svg:x="15.2cm" svg:y="13.437cm">
          <text:p text:style-name="P1"><text:span text:style-name="T2">Test Panel Expected</text:span></text:p>
        </draw:rect>
        <draw:circle draw:style-name="gr5" draw:text-style-name="P1" xml:id="id29" draw:id="id29" draw:layer="layout" svg:width="0.229cm" svg:height="0.229cm" svg:x="15.1cm" svg:y="14.6cm">
          <text:p/>
        </draw:circle>
        <draw:connector draw:style-name="gr1" draw:text-style-name="P1" draw:layer="layout" draw:type="curve" svg:x1="19.23cm" svg:y1="15.115cm" svg:x2="19.5cm" svg:y2="16.235cm" draw:start-shape="id31" draw:start-glue-point="1" draw:end-shape="id19" draw:end-glue-point="1" svg:d="m19230 15115c1156 0 1021 1120 270 1120">
          <text:p/>
        </draw:connector>
        <draw:circle draw:style-name="gr5" draw:text-style-name="P1" xml:id="id31" draw:id="id31" draw:layer="layout" svg:width="0.229cm" svg:height="0.229cm" svg:x="19.001cm" svg:y="15.001cm">
          <text:p/>
        </draw:circle>
        <draw:rect draw:style-name="gr2" draw:text-style-name="P3" draw:layer="layout" svg:width="3.3cm" svg:height="2.244cm" svg:x="1.263cm" svg:y="18.356cm">
          <text:p text:style-name="P2"><text:span text:style-name="T1">event_id</text:span></text:p>
          <text:p text:style-name="P2"><text:span text:style-name="T1">label</text:span></text:p>
          <text:p text:style-name="P2"><text:span text:style-name="T1">event_type_code</text:span></text:p>
          <text:p text:style-name="P2"><text:span text:style-name="T1">vaccine_cvx</text:span></text:p>
          <text:p text:style-name="P2"><text:span text:style-name="T1">vaccine_mvx</text:span></text:p>
        </draw:rect>
        <draw:rect draw:style-name="gr3" draw:text-style-name="P4" xml:id="id33" draw:id="id33" draw:layer="layout" svg:width="3.3cm" svg:height="0.61cm" svg:x="1.263cm" svg:y="17.756cm">
          <text:p text:style-name="P1"><text:span text:style-name="T2">Event</text:span></text:p>
        </draw:rect>
        <draw:rect draw:style-name="gr2" draw:text-style-name="P3" draw:layer="layout" svg:width="2.6cm" svg:height="2.087cm" svg:x="5.894cm" svg:y="17.869cm">
          <text:p text:style-name="P2"><text:span text:style-name="T1">test_event_id</text:span></text:p>
          <text:p text:style-name="P2"><text:span text:style-name="T1">test_case_id</text:span></text:p>
          <text:p text:style-name="P2"><text:span text:style-name="T1">event_id</text:span></text:p>
          <text:p text:style-name="P2"><text:span text:style-name="T1">event_date</text:span></text:p>
        </draw:rect>
        <draw:rect draw:style-name="gr3" draw:text-style-name="P4" draw:layer="layout" svg:width="2.6cm" svg:height="0.61cm" svg:x="5.894cm" svg:y="17.269cm">
          <text:p text:style-name="P1"><text:span text:style-name="T2">Test Event</text:span></text:p>
        </draw:rect>
        <draw:rect draw:style-name="gr2" draw:text-style-name="P3" draw:layer="layout" svg:width="3.663cm" svg:height="2.204cm" svg:x="1.1cm" svg:y="15.296cm">
          <text:p text:style-name="P2"><text:span text:style-name="T1">event_type_code</text:span></text:p>
          <text:p text:style-name="P2"><text:span text:style-name="T1">label</text:span></text:p>
          <text:p text:style-name="P2"><text:span text:style-name="T1"><text:s text:c="2"/></text:span><text:span text:style-name="T1">- vaccination</text:span></text:p>
          <text:p text:style-name="P2"><text:span text:style-name="T1"><text:s text:c="2"/></text:span><text:span text:style-name="T1">- history of disease</text:span></text:p>
          <text:p text:style-name="P2"><text:span text:style-name="T1"><text:s text:c="2"/></text:span><text:span text:style-name="T1">- contraindication</text:span></text:p>
        </draw:rect>
        <draw:rect draw:style-name="gr4" draw:text-style-name="P4" draw:layer="layout" svg:width="3.663cm" svg:height="0.5cm" svg:x="1.1cm" svg:y="14.796cm">
          <text:p text:style-name="P1"><text:span text:style-name="T2">Event Type</text:span></text:p>
        </draw:rect>
        <draw:circle draw:style-name="gr5" draw:text-style-name="P1" xml:id="id32" draw:id="id32" draw:layer="layout" svg:width="0.229cm" svg:height="0.229cm" svg:x="5.794cm" svg:y="19.069cm">
          <text:p/>
        </draw:circle>
        <draw:connector draw:style-name="gr1" draw:text-style-name="P1" draw:layer="layout" draw:type="curve" svg:x1="5.794cm" svg:y1="19.183cm" svg:x2="4.563cm" svg:y2="18.061cm" draw:start-shape="id32" draw:start-glue-point="3" draw:end-shape="id33" draw:end-glue-point="1" svg:d="m5794 19183c-922 0-307-1122-1231-1122">
          <text:p/>
        </draw:connector>
        <draw:custom-shape draw:style-name="gr6" draw:text-style-name="P6" draw:layer="layout" svg:width="1.491cm" svg:height="0.33cm" svg:x="8.303cm" svg:y="18.369cm">
          <text:p text:style-name="P1"><text:span text:style-name="T4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3" xml:id="id35" draw:id="id35" draw:layer="layout" svg:width="4.1cm" svg:height="1.4cm" svg:x="15.735cm" svg:y="7.5cm">
          <text:p text:style-name="P2"><text:span text:style-name="T1">software_compare_id</text:span></text:p>
          <text:p text:style-name="P2"><text:span text:style-name="T1">software_id</text:span></text:p>
          <text:p text:style-name="P2"><text:span text:style-name="T1">test_panel_id</text:span></text:p>
        </draw:rect>
        <draw:rect draw:style-name="gr3" draw:text-style-name="P4" xml:id="id37" draw:id="id37" draw:layer="layout" svg:width="4.1cm" svg:height="0.61cm" svg:x="15.735cm" svg:y="6.9cm">
          <text:p text:style-name="P1"><text:span text:style-name="T2">Software Compare</text:span></text:p>
        </draw:rect>
        <draw:rect draw:style-name="gr2" draw:text-style-name="P3" draw:layer="layout" svg:width="4.1cm" svg:height="1.4cm" svg:x="15.688cm" svg:y="5.3cm">
          <text:p text:style-name="P2"><text:span text:style-name="T1">software_target_id</text:span></text:p>
          <text:p text:style-name="P2"><text:span text:style-name="T1">software_compare_id</text:span></text:p>
          <text:p text:style-name="P2"><text:span text:style-name="T1">software_id</text:span></text:p>
        </draw:rect>
        <draw:rect draw:style-name="gr3" draw:text-style-name="P4" draw:layer="layout" svg:width="4.1cm" svg:height="0.61cm" svg:x="15.688cm" svg:y="4.7cm">
          <text:p text:style-name="P1"><text:span text:style-name="T2">Software Target</text:span></text:p>
        </draw:rect>
        <draw:rect draw:style-name="gr2" draw:text-style-name="P3" xml:id="id45" draw:id="id45" draw:layer="layout" svg:width="4.1cm" svg:height="2.23cm" svg:x="21.7cm" svg:y="5.81cm">
          <text:p text:style-name="P2"><text:span text:style-name="T1">forecast_compare_id</text:span></text:p>
          <text:p text:style-name="P2"><text:span text:style-name="T1">software_compare_id</text:span></text:p>
          <text:p text:style-name="P2"><text:span text:style-name="T1">forecast_actual_id</text:span></text:p>
          <text:p text:style-name="P2"><text:span text:style-name="T1">compare_label</text:span></text:p>
          <text:p text:style-name="P2"><text:span text:style-name="T1">result_status</text:span></text:p>
        </draw:rect>
        <draw:rect draw:style-name="gr3" draw:text-style-name="P4" draw:layer="layout" svg:width="4.1cm" svg:height="0.61cm" svg:x="21.7cm" svg:y="5.2cm">
          <text:p text:style-name="P1"><text:span text:style-name="T2">Forecast Compare</text:span></text:p>
        </draw:rect>
        <draw:circle draw:style-name="gr5" draw:text-style-name="P1" xml:id="id34" draw:id="id34" draw:layer="layout" svg:width="0.229cm" svg:height="0.229cm" svg:x="21.571cm" svg:y="6.4cm">
          <text:p/>
        </draw:circle>
        <draw:connector draw:style-name="gr1" draw:text-style-name="P1" draw:layer="layout" draw:type="curve" svg:x1="21.571cm" svg:y1="6.514cm" svg:x2="19.835cm" svg:y2="8.2cm" draw:start-shape="id34" draw:start-glue-point="3" draw:end-shape="id35" svg:d="m21571 6514c-1302 0-434 1686-1736 1686">
          <text:p/>
        </draw:connector>
        <draw:circle draw:style-name="gr5" draw:text-style-name="P1" xml:id="id36" draw:id="id36" draw:layer="layout" svg:width="0.229cm" svg:height="0.229cm" svg:x="19.528cm" svg:y="5.9cm">
          <text:p/>
        </draw:circle>
        <draw:connector draw:style-name="gr1" draw:text-style-name="P1" draw:layer="layout" draw:type="curve" svg:x1="19.757cm" svg:y1="6.014cm" svg:x2="19.835cm" svg:y2="7.205cm" draw:start-shape="id36" draw:start-glue-point="1" draw:end-shape="id37" draw:end-glue-point="1" svg:d="m19757 6014c868 0 829 1191 78 1191">
          <text:p/>
        </draw:connector>
        <draw:rect draw:style-name="gr2" draw:text-style-name="P3" draw:layer="layout" svg:width="4.1cm" svg:height="1.4cm" svg:x="21.7cm" svg:y="8.9cm">
          <text:p text:style-name="P2"><text:span text:style-name="T1">forcast_target_id</text:span></text:p>
          <text:p text:style-name="P2"><text:span text:style-name="T1">forecast_compare_id</text:span></text:p>
          <text:p text:style-name="P2"><text:span text:style-name="T1">forecast_actual_id</text:span></text:p>
        </draw:rect>
        <draw:rect draw:style-name="gr3" draw:text-style-name="P4" draw:layer="layout" svg:width="4.1cm" svg:height="0.61cm" svg:x="21.7cm" svg:y="8.3cm">
          <text:p text:style-name="P1"><text:span text:style-name="T2">Forecast Target</text:span></text:p>
        </draw:rect>
        <draw:connector draw:style-name="gr1" draw:text-style-name="P1" draw:layer="layout" draw:type="curve" svg:x1="15.606cm" svg:y1="8.185cm" svg:x2="14.15cm" svg:y2="4cm" draw:start-shape="id38" draw:start-glue-point="3" draw:end-shape="id10" draw:end-glue-point="2" svg:d="m15606 8185c-971 0-1456-1395-1456-4185">
          <text:p/>
        </draw:connector>
        <draw:circle draw:style-name="gr5" draw:text-style-name="P1" xml:id="id38" draw:id="id38" draw:layer="layout" svg:width="0.229cm" svg:height="0.229cm" svg:x="15.606cm" svg:y="8.071cm">
          <text:p/>
        </draw:circle>
        <draw:connector draw:style-name="gr1" draw:text-style-name="P1" draw:layer="layout" draw:type="curve" svg:x1="15.6cm" svg:y1="6.309cm" svg:x2="14.15cm" svg:y2="4cm" draw:start-shape="id39" draw:start-glue-point="3" draw:end-shape="id10" svg:d="m15600 6309c-967 0-1450-769-1450-2309">
          <text:p/>
        </draw:connector>
        <draw:circle draw:style-name="gr5" draw:text-style-name="P1" xml:id="id39" draw:id="id39" draw:layer="layout" svg:width="0.229cm" svg:height="0.229cm" svg:x="15.6cm" svg:y="6.195cm">
          <text:p/>
        </draw:circle>
        <draw:connector draw:style-name="gr1" draw:text-style-name="P1" draw:layer="layout" draw:type="curve" svg:x1="15.647cm" svg:y1="8.609cm" svg:x2="11.7cm" svg:y2="4.005cm" draw:start-shape="id40" draw:start-glue-point="3" draw:end-shape="id41" draw:end-glue-point="1" svg:d="m15647 8609c-2959 0-986-4604-3947-4604">
          <text:p/>
        </draw:connector>
        <draw:circle draw:style-name="gr5" draw:text-style-name="P1" xml:id="id40" draw:id="id40" draw:layer="layout" svg:width="0.229cm" svg:height="0.229cm" svg:x="15.647cm" svg:y="8.495cm">
          <text:p/>
        </draw:circle>
        <draw:connector draw:style-name="gr1" draw:text-style-name="P1" draw:layer="layout" draw:type="curve" svg:x1="21.571cm" svg:y1="7.285cm" svg:x2="22.54cm" svg:y2="11.405cm" draw:start-shape="id42" draw:start-glue-point="3" draw:end-shape="id43" svg:d="m21571 7285c-751 0-1236 4120 969 4120">
          <text:p/>
        </draw:connector>
        <draw:circle draw:style-name="gr5" draw:text-style-name="P1" xml:id="id42" draw:id="id42" draw:layer="layout" svg:width="0.229cm" svg:height="0.229cm" svg:x="21.571cm" svg:y="7.171cm">
          <text:p/>
        </draw:circle>
        <draw:connector draw:style-name="gr1" draw:text-style-name="P1" draw:layer="layout" draw:type="curve" svg:x1="25.692cm" svg:y1="9.606cm" svg:x2="25.8cm" svg:y2="6.925cm" draw:start-shape="id44" draw:start-glue-point="1" draw:end-shape="id45" svg:d="m25692 9606c913 0 859-2681 108-2681">
          <text:p/>
        </draw:connector>
        <draw:circle draw:style-name="gr5" draw:text-style-name="P1" xml:id="id44" draw:id="id44" draw:layer="layout" svg:width="0.229cm" svg:height="0.229cm" svg:x="25.463cm" svg:y="9.492cm">
          <text:p/>
        </draw:circle>
        <draw:connector draw:style-name="gr1" draw:text-style-name="P1" draw:layer="layout" draw:type="curve" svg:x1="25.045cm" svg:y1="10.129cm" svg:x2="24.34cm" svg:y2="11.1cm" draw:start-shape="id46" draw:start-glue-point="2" draw:end-shape="id43" draw:end-glue-point="0" svg:d="m25045 10129c0 729-705 244-705 971">
          <text:p/>
        </draw:connector>
        <draw:circle draw:style-name="gr5" draw:text-style-name="P1" xml:id="id46" draw:id="id46" draw:layer="layout" svg:width="0.229cm" svg:height="0.229cm" svg:x="24.931cm" svg:y="9.9cm">
          <text:p/>
        </draw:circle>
        <draw:rect draw:style-name="gr7" draw:text-style-name="P1" draw:layer="layout" svg:width="6.44cm" svg:height="1.5cm" svg:x="20.5cm" svg:y="1cm">
          <text:p/>
        </draw:rect>
        <draw:frame draw:style-name="gr8" draw:layer="layout" svg:width="6.352cm" svg:height="0.963cm" svg:x="20.488cm" svg:y="1cm">
          <draw:text-box>
            <text:p>TCH Forecast Tester</text:p>
          </draw:text-box>
        </draw:frame>
        <draw:frame draw:style-name="gr8" draw:text-style-name="P7" draw:layer="layout" svg:width="3.262cm" svg:height="0.725cm" svg:x="22.2cm" svg:y="1.775cm">
          <draw:text-box>
            <text:p text:style-name="P7"><text:span text:style-name="T3">February 201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2DT14H4M50S</meta:editing-duration>
    <meta:editing-cycles>27</meta:editing-cycles>
    <meta:generator>OpenOffice.org/3.3$Win32 OpenOffice.org_project/330m20$Build-9567</meta:generator>
    <dc:date>2013-02-09T11:25:28.60</dc:date>
    <dc:creator>Nathan Bunker</dc:creator>
    <meta:printed-by>Nathan Bunker</meta:printed-by>
    <meta:print-date>2013-02-09T03:54:37.84</meta:print-date>
    <meta:document-statistic meta:object-count="112"/>
  </office:meta>
</office:document-meta>
</file>